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Montserrat" svg:font-family="Montserrat, sans-serif"/>
    <style:font-face style:name="Roboto" svg:font-family="Roboto, sans-serif"/>
    <style:font-face style:name="inherit" svg:font-family="inherit"/>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able_20_Contents">
      <style:paragraph-properties fo:text-align="center" style:justify-single-word="false" fo:orphans="1"/>
      <style:text-properties style:font-name="DejaVu Math TeX Gyre" fo:font-size="12pt" style:font-size-asian="12pt" style:font-size-complex="12pt"/>
    </style:style>
    <style:style style:name="P2" style:family="paragraph" style:parent-style-name="Table_20_Contents">
      <style:paragraph-properties fo:text-align="center" style:justify-single-word="false" fo:orphans="1"/>
      <style:text-properties style:font-name="DejaVu Math TeX Gyre" fo:font-size="12pt" fo:background-color="#cdff00" style:font-size-asian="12pt" style:font-size-complex="12pt"/>
    </style:style>
    <style:style style:name="P3" style:family="paragraph" style:parent-style-name="Table_20_Contents">
      <style:paragraph-properties fo:text-align="center" style:justify-single-word="false" fo:orphans="1"/>
      <style:text-properties fo:color="#251d65" style:font-name="DejaVu Math TeX Gyre" fo:font-size="12pt" officeooo:rsid="001fc4e3" officeooo:paragraph-rsid="001fc4e3" style:font-size-asian="12pt" style:font-size-complex="12pt"/>
    </style:style>
    <style:style style:name="P4" style:family="paragraph" style:parent-style-name="Table_20_Contents">
      <style:paragraph-properties fo:text-align="center" style:justify-single-word="false" fo:orphans="1"/>
      <style:text-properties fo:color="#251d65" style:font-name="DejaVu Math TeX Gyre" fo:font-size="12pt" style:font-size-asian="12pt" style:font-size-complex="12pt"/>
    </style:style>
    <style:style style:name="P5" style:family="paragraph" style:parent-style-name="Table_20_Contents">
      <style:paragraph-properties fo:text-align="center" style:justify-single-word="false" fo:orphans="1"/>
      <style:text-properties fo:color="#251d65" style:font-name="DejaVu Math TeX Gyre" fo:font-size="12pt" officeooo:rsid="00227085" officeooo:paragraph-rsid="00227085" style:font-size-asian="12pt" style:font-size-complex="12pt"/>
    </style:style>
    <style:style style:name="P6" style:family="paragraph" style:parent-style-name="Table_20_Contents">
      <style:paragraph-properties fo:text-align="center" style:justify-single-word="false" fo:orphans="1"/>
      <style:text-properties fo:color="#4e9a06" style:font-name="DejaVu Math TeX Gyre" fo:font-size="12pt" fo:background-color="#e3e852" style:font-size-asian="12pt" style:font-size-complex="12pt"/>
    </style:style>
    <style:style style:name="P7" style:family="paragraph" style:parent-style-name="Table_20_Contents">
      <style:paragraph-properties fo:margin-top="0in" fo:margin-bottom="0in" loext:contextual-spacing="false" fo:line-height="120%" fo:text-align="center" style:justify-single-word="false" fo:orphans="1"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P8" style:family="paragraph" style:parent-style-name="Table_20_Contents">
      <style:paragraph-properties fo:margin-top="0in" fo:margin-bottom="0in" loext:contextual-spacing="false" fo:line-height="120%" fo:text-align="center" style:justify-single-word="false" fo:orphans="1"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cdff00"/>
    </style:style>
    <style:style style:name="P9" style:family="paragraph" style:parent-style-name="Table_20_Contents">
      <style:paragraph-properties fo:margin-top="0in" fo:margin-bottom="0in" loext:contextual-spacing="false" fo:line-height="120%" fo:text-align="center" style:justify-single-word="false" fo:orphans="1" style:writing-mode="lr-tb"/>
      <style:text-properties fo:font-variant="normal" fo:text-transform="none" fo:color="#000000" style:text-line-through-style="none" style:text-line-through-type="none" style:font-name="DejaVu Math TeX Gyre" fo:font-size="12pt" fo:font-style="normal" style:text-underline-style="none" fo:font-weight="normal" style:text-blinking="false" fo:background-color="transparent" style:font-size-asian="12pt" style:font-size-complex="12pt"/>
    </style:style>
    <style:style style:name="P10" style:family="paragraph" style:parent-style-name="Table_20_Contents">
      <style:paragraph-properties fo:margin-top="0in" fo:margin-bottom="0in" loext:contextual-spacing="false" fo:line-height="120%" fo:text-align="center" style:justify-single-word="false" fo:orphans="1" style:writing-mode="lr-tb"/>
      <style:text-properties fo:font-variant="normal" fo:text-transform="none" fo:color="#000000" style:text-line-through-style="none" style:text-line-through-type="none" style:font-name="DejaVu Math TeX Gyre" fo:font-size="12pt" fo:font-style="normal" style:text-underline-style="none" fo:font-weight="normal" style:text-blinking="false" fo:background-color="#cdff00" style:font-size-asian="12pt" style:font-size-complex="12pt"/>
    </style:style>
    <style:style style:name="P11" style:family="paragraph" style:parent-style-name="Table_20_Contents">
      <style:paragraph-properties fo:margin-top="0in" fo:margin-bottom="0in" loext:contextual-spacing="false" fo:line-height="120%" fo:text-align="center" style:justify-single-word="false" fo:orphans="1" style:writing-mode="lr-tb"/>
      <style:text-properties fo:font-variant="normal" fo:text-transform="none" fo:color="#0645ad" style:text-line-through-style="none" style:text-line-through-type="none" style:font-name="Arial" fo:font-size="18pt" fo:font-style="normal" style:text-underline-style="none" fo:font-weight="bold" style:text-blinking="false" fo:background-color="#e3e852"/>
    </style:style>
    <style:style style:name="P12" style:family="paragraph" style:parent-style-name="Table_20_Contents">
      <style:paragraph-properties fo:margin-top="0in" fo:margin-bottom="0in" loext:contextual-spacing="false" fo:line-height="120%" fo:text-align="center" style:justify-single-word="false" fo:orphans="1" style:writing-mode="lr-tb"/>
      <style:text-properties fo:font-variant="normal" fo:text-transform="none" fo:color="#0645ad" style:text-line-through-style="none" style:text-line-through-type="none" style:font-name="Arial" fo:font-size="20pt" fo:font-style="normal" style:text-underline-style="none" fo:font-weight="bold" style:text-blinking="false" fo:background-color="#e3e852"/>
    </style:style>
    <style:style style:name="P13" style:family="paragraph" style:parent-style-name="Table_20_Contents">
      <style:paragraph-properties fo:margin-top="0in" fo:margin-bottom="0in" loext:contextual-spacing="false" fo:line-height="120%" fo:text-align="center" style:justify-single-word="false" fo:orphans="1" style:writing-mode="lr-tb"/>
      <style:text-properties fo:font-variant="normal" fo:text-transform="none" fo:color="#251d65" style:text-line-through-style="none" style:text-line-through-type="none" style:font-name="DejaVu Math TeX Gyre" fo:font-size="12pt" fo:font-style="normal" style:text-underline-style="none" fo:font-weight="normal" style:text-blinking="false" fo:background-color="transparent" style:font-size-asian="12pt" style:font-size-complex="12pt"/>
    </style:style>
    <style:style style:name="P14" style:family="paragraph" style:parent-style-name="Table_20_Contents">
      <style:paragraph-properties fo:margin-top="0in" fo:margin-bottom="0in" loext:contextual-spacing="false" fo:line-height="120%" fo:text-align="center" style:justify-single-word="false" fo:orphans="1" style:writing-mode="lr-tb"/>
      <style:text-properties fo:font-variant="normal" fo:text-transform="none" fo:color="#4e9a06" style:text-line-through-style="none" style:text-line-through-type="none" style:font-name="DejaVu Math TeX Gyre" fo:font-size="12pt" fo:font-style="normal" style:text-underline-style="none" fo:font-weight="normal" style:text-blinking="false" fo:background-color="#e3e852" style:font-size-asian="12pt" style:font-size-complex="12pt"/>
    </style:style>
    <style:style style:name="P15" style:family="paragraph" style:parent-style-name="Text_20_body">
      <style:paragraph-properties fo:margin-top="0in" fo:margin-bottom="0in" loext:contextual-spacing="false" fo:line-height="120%" fo:text-align="end" style:justify-single-word="false" style:writing-mode="lr-tb"/>
      <style:text-properties fo:font-variant="normal" fo:text-transform="none" fo:color="#e4271a" style:text-line-through-style="none" style:text-line-through-type="none" style:font-name="Roboto" fo:font-size="18pt" fo:font-style="normal" style:text-underline-style="none" fo:font-weight="normal" style:text-blinking="false" fo:background-color="transparent"/>
    </style:style>
    <style:style style:name="P16" style:family="paragraph" style:parent-style-name="Text_20_body">
      <style:paragraph-properties fo:margin-top="0in" fo:margin-bottom="0in" loext:contextual-spacing="false"/>
    </style:style>
    <style:style style:name="P17" style:family="paragraph" style:parent-style-name="Table_20_Contents">
      <style:paragraph-properties fo:text-align="center" style:justify-single-word="false" fo:orphans="1"/>
      <style:text-properties fo:color="#251d65" style:font-name="DejaVu Math TeX Gyre" fo:font-size="12pt" officeooo:rsid="001fc4e3" style:font-size-asian="12pt" style:font-size-complex="12pt"/>
    </style:style>
    <style:style style:name="P18" style:family="paragraph" style:parent-style-name="Heading_20_2">
      <style:paragraph-properties fo:padding="0in" fo:border="none"/>
      <style:text-properties fo:font-variant="normal" fo:text-transform="none" style:font-name="Montserrat" fo:font-size="16.5pt" fo:font-style="normal" fo:font-weight="bold"/>
    </style:style>
    <style:style style:name="P19" style:family="paragraph" style:parent-style-name="Heading_20_2">
      <style:paragraph-properties fo:padding="0in" fo:border="none"/>
      <style:text-properties fo:font-variant="normal" fo:text-transform="none" style:font-name="Montserrat" fo:font-size="16.5pt" fo:font-style="normal" fo:font-weight="bold" loext:padding="0in" loext:border="none"/>
    </style:style>
    <style:style style:name="P20" style:family="paragraph" style:parent-style-name="Heading_20_2">
      <style:paragraph-properties fo:margin-top="0.1965in" fo:margin-bottom="0in" loext:contextual-spacing="false" fo:line-height="120%" style:writing-mode="lr-tb"/>
      <style:text-properties fo:font-variant="normal" fo:text-transform="none" fo:color="#0b0a0a" style:text-line-through-style="none" style:text-line-through-type="none" style:font-name="Montserrat" fo:font-size="12pt" fo:font-style="normal" style:text-underline-style="none" fo:font-weight="bold" officeooo:rsid="0025faa2" officeooo:paragraph-rsid="0025faa2" style:text-blinking="false" fo:background-color="transparent" style:font-size-asian="10.5pt" style:font-size-complex="12pt"/>
    </style:style>
    <style:style style:name="P21" style:family="paragraph" style:parent-style-name="Heading_20_2">
      <style:paragraph-properties fo:margin-top="0.1965in" fo:margin-bottom="0in" loext:contextual-spacing="false" fo:line-height="120%" style:writing-mode="lr-tb"/>
      <style:text-properties fo:font-variant="normal" fo:text-transform="none" fo:color="#0b0a0a" style:text-line-through-style="none" style:text-line-through-type="none" style:font-name="Montserrat" fo:font-size="12pt" fo:font-style="normal" style:text-underline-style="none" fo:font-weight="bold" officeooo:rsid="0025faa2" officeooo:paragraph-rsid="0027a6eb" style:text-blinking="false" fo:background-color="transparent" style:font-size-asian="10.5pt" style:font-size-complex="12pt" loext:padding="0in" loext:border="none"/>
    </style:style>
    <style:style style:name="P22" style:family="paragraph" style:parent-style-name="Heading_20_5">
      <style:paragraph-properties fo:padding="0in" fo:border="none"/>
      <style:text-properties fo:font-variant="normal" fo:text-transform="none" style:font-name="Montserrat" fo:font-size="12pt" fo:font-style="normal" fo:font-weight="bold" loext:padding="0in" loext:border="none"/>
    </style:style>
    <style:style style:name="P23" style:family="paragraph" style:parent-style-name="Text_20_body">
      <style:paragraph-properties fo:margin-top="0.1965in" fo:margin-bottom="0in" loext:contextual-spacing="false" fo:line-height="120%" style:writing-mode="lr-tb"/>
      <style:text-properties fo:font-variant="normal" fo:text-transform="none" fo:color="#4e9a06" style:text-line-through-style="none" style:text-line-through-type="none" style:font-name="Arial" fo:font-size="18pt" fo:font-style="normal" style:text-underline-style="none" fo:font-weight="bold" officeooo:rsid="00243926" officeooo:paragraph-rsid="00243926" style:text-blinking="false" fo:background-color="transparent"/>
    </style:style>
    <style:style style:name="P24" style:family="paragraph" style:parent-style-name="Text_20_body">
      <style:paragraph-properties fo:margin-top="0.1965in" fo:margin-bottom="0in" loext:contextual-spacing="false" fo:line-height="120%" style:writing-mode="lr-tb"/>
      <style:text-properties fo:font-variant="normal" fo:text-transform="none" fo:color="#0b0a0a" style:text-line-through-style="none" style:text-line-through-type="none" style:font-name="Arial" fo:font-size="12pt" fo:font-style="normal" style:text-underline-style="none" fo:font-weight="bold" officeooo:rsid="0025faa2" officeooo:paragraph-rsid="0025faa2" style:text-blinking="false" fo:background-color="transparent" style:font-size-asian="10.5pt" style:font-size-complex="12pt"/>
    </style:style>
    <style:style style:name="P25" style:family="paragraph" style:parent-style-name="Text_20_body">
      <style:paragraph-properties fo:margin-top="0.1965in" fo:margin-bottom="0in" loext:contextual-spacing="false" fo:line-height="120%" style:writing-mode="lr-tb"/>
      <style:text-properties fo:font-variant="normal" fo:text-transform="none" fo:color="#0b0a0a" style:text-line-through-style="none" style:text-line-through-type="none" style:font-name="Arial" fo:font-size="12pt" fo:font-style="normal" style:text-underline-style="none" fo:font-weight="bold" officeooo:rsid="0025faa2" officeooo:paragraph-rsid="0027a6eb" style:text-blinking="false" fo:background-color="transparent" style:font-size-asian="10.5pt" style:font-size-complex="12pt"/>
    </style:style>
    <style:style style:name="P26" style:family="paragraph" style:parent-style-name="Text_20_body">
      <style:paragraph-properties fo:margin-top="0.1965in" fo:margin-bottom="0in" loext:contextual-spacing="false" fo:line-height="120%" style:writing-mode="lr-tb"/>
      <style:text-properties fo:font-variant="normal" fo:text-transform="none" style:font-name="Arial" fo:font-size="12pt" fo:font-style="normal" fo:font-weight="bold" officeooo:paragraph-rsid="0027a6eb"/>
    </style:style>
    <style:style style:name="P27" style:family="paragraph" style:parent-style-name="Text_20_body">
      <style:paragraph-properties fo:padding="0in" fo:border="none"/>
    </style:style>
    <style:style style:name="P28" style:family="paragraph" style:parent-style-name="Text_20_body">
      <style:paragraph-properties fo:padding="0in" fo:border="none"/>
      <style:text-properties fo:font-variant="normal" fo:text-transform="none" style:font-name="inherit" fo:font-size="12pt" fo:font-style="normal" fo:font-weight="bold" loext:padding="0in" loext:border="none"/>
    </style:style>
    <style:style style:name="P29" style:family="paragraph" style:parent-style-name="Text_20_body">
      <style:paragraph-properties fo:padding="0in" fo:border="none"/>
      <style:text-properties fo:font-variant="normal" fo:text-transform="none" style:font-name="inherit" fo:font-size="12pt" fo:font-style="normal" fo:font-weight="bold" officeooo:paragraph-rsid="0027a6eb" loext:padding="0in" loext:border="none"/>
    </style:style>
    <style:style style:name="P30" style:family="paragraph" style:parent-style-name="Text_20_body">
      <style:paragraph-properties fo:padding="0in" fo:border="none"/>
      <style:text-properties officeooo:paragraph-rsid="0027a6eb"/>
    </style:style>
    <style:style style:name="T1" style:family="text">
      <style:text-properties fo:font-variant="normal" fo:text-transform="none" style:font-name="inherit" fo:font-size="12pt" fo:font-style="normal" fo:font-weight="bold" loext:padding="0in" loext:border="none"/>
    </style:style>
    <style:style style:name="T2" style:family="text">
      <style:text-properties fo:font-variant="normal" fo:text-transform="none" style:font-name="inherit" fo:font-size="12pt" fo:font-style="normal" fo:font-weight="bold" officeooo:rsid="0027a6eb" loext:padding="0in" loext:border="none"/>
    </style:style>
    <style:style style:name="T3" style:family="text">
      <style:text-properties officeooo:rsid="001fc4e3"/>
    </style:style>
    <style:style style:name="T4" style:family="text">
      <style:text-properties officeooo:rsid="0020dde1"/>
    </style:style>
    <style:style style:name="T5" style:family="text">
      <style:text-properties officeooo:rsid="0027a6eb"/>
    </style:style>
    <style:style style:name="T6" style:family="text">
      <style:text-properties style:font-name="Montserrat" fo:font-size="16.5pt"/>
    </style:style>
    <style:style style:name="T7" style:family="text">
      <style:text-properties fo:color="#0b0a0a" style:text-line-through-style="none" style:text-line-through-type="none" style:text-underline-style="none" officeooo:rsid="0027a6eb" style:text-blinking="false" fo:background-color="transparent" loext:char-shading-value="0" style:font-size-asian="10.5pt" style:font-size-complex="12pt"/>
    </style:style>
    <style:style style:name="T8" style:family="text">
      <style:text-properties style:text-position="sub 58%" officeooo:rsid="0027a6e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Ressourcen <text:span text:style-name="T5">Text</text:span>:</text:p>
      <text:p text:style-name="P24">1. <text:span text:style-name="T5">Deutsch-</text:span>Kursbeschreibung:</text:p>
      <text:h text:style-name="P20" text:outline-level="2">KURSBESCHREIBUNG:</text:h>
      <text:p text:style-name="P27"><text:span text:style-name="T1">Eine Sprache wie </text:span><text:span text:style-name="Strong_20_Emphasis"><text:span text:style-name="T1">Deutsch</text:span></text:span><text:span text:style-name="T1"> in einem Land </text:span><text:span text:style-name="Strong_20_Emphasis"><text:span text:style-name="T1">lernen</text:span></text:span><text:span text:style-name="T1">, in dem diese auch gesprochen wird, ist der wahrscheinlich beste Weg, den es gibt. Bei uns an der </text:span><text:span text:style-name="T2">Opportunity</text:span><text:span text:style-name="T1">-Zürich </text:span><text:span text:style-name="T2">i</text:span><text:span text:style-name="T1">m Herzen von Zürich, haben Sie die Möglichkeit, einen </text:span><text:span text:style-name="Strong_20_Emphasis"><text:span text:style-name="T1">Deutschkurs</text:span></text:span><text:span text:style-name="T1"> in Kleingruppen zu besuchen.</text:span></text:p>
      <text:h text:style-name="P22" text:outline-level="5">Schweizer Kultur kennenlernen!</text:h>
      <text:p text:style-name="P28">Lernen Sie dabei auch gleichzeitig zumindest einen Teil der Schweizer Kultur kennen und wenden Sie Ihre neuen Kenntnisse gleich im täglichen Leben an. Buchen Sie bei Interesse noch heute einen unserer Deutschkurse, wir freuen uns auf Sie!</text:p>
      <text:h text:style-name="P22" text:outline-level="5">Entdecken Sie die Lust am Deutschlernen.</text:h>
      <text:p text:style-name="P30"><text:span text:style-name="T1">Bei uns finden Sie für jedes Niveau Ihren passenden </text:span><text:span text:style-name="Strong_20_Emphasis"><text:span text:style-name="T1">Deutschkurs</text:span></text:span><text:span text:style-name="T1">. Entdecken Sie die Lust am </text:span><text:span text:style-name="Strong_20_Emphasis"><text:span text:style-name="T1">Deutsch lernen</text:span></text:span><text:span text:style-name="T1">. Verbessern Sie Ihre sprachlichen Fähigkeiten an der </text:span><text:span text:style-name="T2">Opportunity</text:span><text:span text:style-name="T1">-Zürich . Unsere </text:span><text:span text:style-name="Strong_20_Emphasis"><text:span text:style-name="T1">Deutschkurse</text:span></text:span><text:span text:style-name="T1"> besuchen Sie in Kleingruppen mit 2 bis maximal 6 Personen. </text:span><text:span text:style-name="T2">Opportunity</text:span><text:span text:style-name="T1">-Zürich <text:s/>ist eine lizenzierte, anerkannte und eduqua-zertifizierte Sprachschule.</text:span></text:p>
      <text:h text:style-name="P22" text:outline-level="5">Deutschkurse im Herzen von Zürich</text:h>
      <text:p text:style-name="P29"><text:span text:style-name="T5">Opportunity</text:span>-Zürich befindet sich mit dem ÖV nur 5 Minuten vom Bahnhof <text:span text:style-name="T5">Oerlikon </text:span>entfernt.</text:p>
      <text:p text:style-name="P25"><text:span text:style-name="T5">2. Englisch-</text:span>Kursbeschreibung:</text:p>
      <text:h text:style-name="P21" text:outline-level="2">Englischkurse A1, A2, B1, B2, C1, C2 im Herzen von Zürich</text:h>
      <text:p text:style-name="P27"><text:span text:style-name="Strong_20_Emphasis"><text:span text:style-name="T1">Englischlernen im Herzen von Zürich Oerlikon</text:span></text:span><text:span text:style-name="T1">. Bei uns finden Sie für jedes Niveau Ihren passenden </text:span><text:span text:style-name="Strong_20_Emphasis"><text:span text:style-name="T1">Englischkurs</text:span></text:span><text:span text:style-name="T1">. Unsere massgeschneiderten und persönlichen Englischkurse garantieren Ihnen einen schnellen Lernerfolg im </text:span><text:span text:style-name="Strong_20_Emphasis"><text:span text:style-name="T1">Englisch lernen</text:span></text:span><text:span text:style-name="T1">. Lernen Sie in unserem </text:span><text:span text:style-name="Strong_20_Emphasis"><text:span text:style-name="T1">Englischunterricht</text:span></text:span><text:span text:style-name="T1"> möglichst schnell Englisch zu sprechen und Englisch zu schreiben.</text:span></text:p>
      <text:h text:style-name="P19" text:outline-level="2">BESCHREIBUNG Englischkurse:</text:h>
      <text:p text:style-name="P27"><text:span text:style-name="T1">Lernen Sie in unserem </text:span><text:span text:style-name="Strong_20_Emphasis"><text:span text:style-name="T1">Englischkurs</text:span></text:span><text:span text:style-name="T1"> möglichst schnell Englisch zu sprechen und Englisch zu schreiben. Ein </text:span><text:span text:style-name="Strong_20_Emphasis"><text:span text:style-name="T1">Englischkurs</text:span></text:span><text:span text:style-name="T1"> an der ILS ist die beste Option, um möglichst schnell </text:span><text:span text:style-name="Strong_20_Emphasis"><text:span text:style-name="T1">Englisch zu lernen</text:span></text:span><text:span text:style-name="T1">. Unsere </text:span><text:soft-page-break/><text:span text:style-name="T1">Sprachschule ist nur wenige Minuten vom Bahnhof entfernt, so dass Sie schnell und einfach an Ihrem </text:span><text:span text:style-name="Strong_20_Emphasis"><text:span text:style-name="T1">Englischkurs</text:span></text:span><text:span text:style-name="T1"> teilnehmen können.</text:span></text:p>
      <text:h text:style-name="P19" text:outline-level="2">Privatunterricht Englisch in Zürich Oerlikon</text:h>
      <text:p text:style-name="P27"><text:span text:style-name="T1">In unseren </text:span><text:span text:style-name="Strong_20_Emphasis"><text:span text:style-name="T1">Privatkursen Englisch</text:span></text:span><text:span text:style-name="T1"> ist höchste Flexibilität garantiert. Sie können frei nach Belieben bestimmen, wann und wie oft Ihr </text:span><text:span text:style-name="Strong_20_Emphasis"><text:span text:style-name="T1">Englischkurs</text:span></text:span><text:span text:style-name="T1"> stattfinden soll. Buchen Sie eines unserer Lektionenpakete zu attraktiven Preisen und lernen Sie Englisch an welchen Tagen oder zu welchen Zeiten immer Sie wollen. Ein einzigartiges attraktives Angebot, dass Sie unverbindlich testen können.</text:span></text:p>
      <text:h text:style-name="P19" text:outline-level="2">Unverbindliche Probelektionen im Privatunterricht Englisch</text:h>
      <text:p text:style-name="P28">Sie haben sich noch nicht entschieden? Überzeugen Sie sich selbst von unserem engagierten Englisch-Team.</text:p>
      <text:p text:style-name="P30"><text:span text:style-name="T1">Während 1 bis 2</text:span><text:span text:style-name="Strong_20_Emphasis"><text:span text:style-name="T1"> unverbindlichen Probelektionen</text:span></text:span><text:span text:style-name="T1"> können Sie in Ihrem gewünschten Privatkurs Englisch reinschnuppern. Sie sind mit Probelektion nicht zufrieden und möchten nicht weitermachen, dann bezahlen Sie auch nichts! Und wenn doch, dann freuen wir uns, Sie bei uns an der </text:span><text:span text:style-name="T2">Opportunity</text:span><text:span text:style-name="T1">-Zürich begrüssen zu dürfen und Ihnen ein massgeschneidertes attraktives Angebot machen und Sie beim Englischlernen unterstützen zu können.</text:span></text:p>
      <text:p text:style-name="P27"><text:span text:style-name="T1">Hier können Sie </text:span><text:a xlink:type="simple" xlink:href="https://ils-zuerich.ch/online-anmeldung-probeunterricht/" text:style-name="Internet_20_link" text:visited-style-name="Visited_20_Internet_20_Link"><text:span text:style-name="T1">unverbindliche Probelektionen</text:span></text:a><text:span text:style-name="T1"> buchen und sich selbst von unseren</text:span><text:span text:style-name="Strong_20_Emphasis"><text:span text:style-name="T1"> Englischkursen</text:span></text:span><text:span text:style-name="T1"> überzeugen lassen.</text:span></text:p>
      <text:p text:style-name="P26"><text:span text:style-name="T7">3. </text:span><text:span text:style-name="T6">BESCHREIBUNG Französischkurse:</text:span></text:p>
      <text:p text:style-name="P30"><text:span text:style-name="T1">Lernen Sie in unserem </text:span><text:span text:style-name="Strong_20_Emphasis"><text:span text:style-name="T1">Französischkurs</text:span></text:span><text:span text:style-name="T1"> möglichst schnell </text:span><text:span text:style-name="Strong_20_Emphasis"><text:span text:style-name="T1">Französisch</text:span></text:span><text:span text:style-name="T1"> zu sprechen und </text:span><text:span text:style-name="Strong_20_Emphasis"><text:span text:style-name="T1">Französisch</text:span></text:span><text:span text:style-name="T1"> zu schreiben. Ein </text:span><text:span text:style-name="Strong_20_Emphasis"><text:span text:style-name="T1">Französischkurs</text:span></text:span><text:span text:style-name="T1"> an der </text:span><text:span text:style-name="T2">Opportunity</text:span><text:span text:style-name="T1">-Zürich <text:s/>ist die beste Option, um möglichst schnell </text:span><text:span text:style-name="Strong_20_Emphasis"><text:span text:style-name="T1">Französisch</text:span></text:span><text:span text:style-name="T1"> zu sprechen. Unsere Sprachschule ist eduqua-zertifiziert und nur wenige Minuten vom Bahnhof entfernt, so dass Sie schnell und einfach an Ihrem </text:span><text:span text:style-name="Strong_20_Emphasis"><text:span text:style-name="T1">Französischkurs</text:span></text:span><text:span text:style-name="T1"> teilnehmen können.</text:span></text:p>
      <text:h text:style-name="P18" text:outline-level="2">Unverbindliche Probelektionen im Privatunterricht Französisch</text:h>
      <text:p text:style-name="P27"><text:span text:style-name="T1">Sie haben sich noch nicht entschieden? Dann überzeugen Sie sich selbst von unserem engagierten </text:span><text:span text:style-name="Strong_20_Emphasis"><text:span text:style-name="T1">Französisch</text:span></text:span><text:span text:style-name="T1">-Team in einer unverbindlichen Probelektion.</text:span></text:p>
      <text:p text:style-name="P27"><text:soft-page-break/><text:span text:style-name="T1">Während 1-2 Probelektionen können Sie in Ihrem gewünschten privat </text:span><text:span text:style-name="Strong_20_Emphasis"><text:span text:style-name="T1">Französischkurs</text:span></text:span><text:span text:style-name="T1"> reinschnuppern. Sie sind nicht zufrieden und möchten nicht weitermachen, dann bezahlen Sie auch nichts. Und wenn doch, dann freuen wir uns, Sie bei uns begrüssen zu dürfen und Ihnen ein massgeschneidertes Angebot zu machen und Sie beim </text:span><text:span text:style-name="Strong_20_Emphasis"><text:span text:style-name="T1">Französischlernen</text:span></text:span><text:span text:style-name="T1"> zu unterstützen.</text:span></text:p>
      <text:p text:style-name="P28">Kontaktieren Sie unser Sekretariat, wir beraten Sie gerne und finden ein passendes Angebot für Sie, um Französisch zu lernen. An unserer Sprachschule lernen Sie Französisch auf allen Niveaus von A1 bis C2. Melden Sie sich noch heute für Ihren Französischkurs an und sichern Sie sich einen Platz.</text:p>
      <text:p text:style-name="P27"><text:span text:style-name="Strong_20_Emphasis"><text:span text:style-name="T1">Hier können Sie 1 bis 2 </text:span></text:span><text:a xlink:type="simple" xlink:href="https://ils-zuerich.ch/online-anmeldung-probeunterricht/" text:style-name="Internet_20_link" text:visited-style-name="Visited_20_Internet_20_Link"><text:span text:style-name="Strong_20_Emphasis"><text:span text:style-name="T1">unverbindliche Probelektionen</text:span></text:span></text:a><text:span text:style-name="Strong_20_Emphasis"><text:span text:style-name="T1"> buchen und sich selbst von unseren Französischkursen überzeugen lassen.</text:span></text:span></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Montserrat" svg:font-family="Montserrat, sans-serif"/>
    <style:font-face style:name="Roboto" svg:font-family="Roboto, sans-serif"/>
    <style:font-face style:name="inherit" svg:font-family="inherit"/>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3T14:17:10.412234000</meta:creation-date>
    <meta:editing-duration>PT7S</meta:editing-duration>
    <meta:editing-cycles>2</meta:editing-cycles>
    <meta:generator>LibreOffice/6.4.7.2$Linux_X86_64 LibreOffice_project/40$Build-2</meta:generator>
    <dc:date>2022-03-01T22:45:42.233003635</dc:date>
    <meta:document-statistic meta:table-count="0" meta:image-count="0" meta:object-count="0" meta:page-count="3" meta:paragraph-count="29" meta:word-count="605" meta:character-count="4416" meta:non-whitespace-character-count="3836"/>
  </office:meta>
</office:document-meta>
</file>